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50000005E355D99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" fo:font-size="13pt" fo:font-weight="bold" officeooo:rsid="003908ba" officeooo:paragraph-rsid="003908ba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374652" officeooo:paragraph-rsid="0029de5e"/>
    </style:style>
    <style:style style:name="P7" style:family="paragraph" style:parent-style-name="Standard">
      <style:paragraph-properties fo:text-align="start" style:justify-single-word="false"/>
      <style:text-properties officeooo:rsid="00374652" officeooo:paragraph-rsid="00374652"/>
    </style:style>
    <style:style style:name="P8" style:family="paragraph" style:parent-style-name="Standard">
      <style:text-properties officeooo:rsid="003908ba" officeooo:paragraph-rsid="003908ba"/>
    </style:style>
    <style:style style:name="P9" style:family="paragraph" style:parent-style-name="Standard">
      <style:paragraph-properties fo:text-align="start" style:justify-single-word="false"/>
      <style:text-properties officeooo:rsid="00374652" officeooo:paragraph-rsid="00374652"/>
    </style:style>
    <style:style style:name="P10" style:family="paragraph" style:parent-style-name="Standard">
      <loext:graphic-properties draw:fill="none" draw:fill-color="#333333"/>
      <style:paragraph-properties fo:text-align="start" style:justify-single-word="false" fo:background-color="transparent"/>
      <style:text-properties officeooo:rsid="00374652" officeooo:paragraph-rsid="0029de5e"/>
    </style:style>
    <style:style style:name="P1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background-color="#1e1e1e"/>
    </style:style>
    <style:style style:name="P1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9a9b99" loext:opacity="100%" style:font-name="Fira Code" fo:background-color="#1e1e1e"/>
    </style:style>
    <style:style style:name="P13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style:font-name="Fira Code" officeooo:rsid="00374652" officeooo:paragraph-rsid="0029de5e" fo:background-color="#1e1e1e"/>
    </style:style>
    <style:style style:name="P14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background-color="#1e1e1e"/>
    </style:style>
    <style:style style:name="P15" style:family="paragraph" style:parent-style-name="Standard">
      <loext:graphic-properties draw:fill="solid" draw:fill-color="#1c1c1c"/>
      <style:paragraph-properties fo:background-color="#1c1c1c"/>
      <style:text-properties style:font-name="Fira Code"/>
    </style:style>
    <style:style style:name="P16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/>
    </style:style>
    <style:style style:name="P17" style:family="paragraph" style:parent-style-name="Standard">
      <style:text-properties officeooo:rsid="003908ba" officeooo:paragraph-rsid="003908ba"/>
    </style:style>
    <style:style style:name="T1" style:family="text">
      <style:text-properties officeooo:rsid="003dbc86"/>
    </style:style>
    <style:style style:name="T2" style:family="text">
      <style:text-properties style:font-name="Fira Code Retina" fo:font-style="normal" style:font-style-asian="normal" style:font-style-complex="normal"/>
    </style:style>
    <style:style style:name="T3" style:family="text">
      <style:text-properties style:font-name="Fira Cod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style:font-name="Fira Code" fo:font-size="13pt" fo:font-style="normal" fo:font-weight="bold" officeooo:rsid="00379012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3ea13c"/>
    </style:style>
    <style:style style:name="T7" style:family="text">
      <style:text-properties fo:color="#9872a2" loext:opacity="100%"/>
    </style:style>
    <style:style style:name="T8" style:family="text">
      <style:text-properties fo:color="#9872a2" loext:opacity="100%" fo:background-color="#1e1e1e" loext:char-shading-value="0"/>
    </style:style>
    <style:style style:name="T9" style:family="text">
      <style:text-properties fo:color="#c5c8c6" loext:opacity="100%"/>
    </style:style>
    <style:style style:name="T10" style:family="text">
      <style:text-properties fo:color="#c5c8c6" loext:opacity="100%" fo:background-color="#1e1e1e" loext:char-shading-value="0"/>
    </style:style>
    <style:style style:name="T11" style:family="text">
      <style:text-properties fo:color="#9b0000" loext:opacity="100%"/>
    </style:style>
    <style:style style:name="T12" style:family="text">
      <style:text-properties fo:color="#676867" loext:opacity="100%"/>
    </style:style>
    <style:style style:name="T13" style:family="text">
      <style:text-properties fo:color="#676867" loext:opacity="100%" fo:background-color="#1e1e1e" loext:char-shading-value="0"/>
    </style:style>
    <style:style style:name="T14" style:family="text">
      <style:text-properties fo:color="#c7444a" loext:opacity="100%"/>
    </style:style>
    <style:style style:name="T15" style:family="text">
      <style:text-properties fo:color="#6089b4" loext:opacity="100%"/>
    </style:style>
    <style:style style:name="T16" style:family="text">
      <style:text-properties fo:color="#6089b4" loext:opacity="100%" fo:background-color="#1e1e1e" loext:char-shading-value="0"/>
    </style:style>
    <style:style style:name="T17" style:family="text">
      <style:text-properties fo:color="#9aa83a" loext:opacity="100%"/>
    </style:style>
    <style:style style:name="T18" style:family="text">
      <style:text-properties fo:color="#ce6700" loext:opacity="100%"/>
    </style:style>
    <style:style style:name="T19" style:family="text">
      <style:text-properties fo:color="#d08442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estructurando <text:span text:style-name="T1">A</text:span><text:span text:style-name="T6">rgumentos</text:span></text:p>
      <text:p text:style-name="P6"/>
      <text:p text:style-name="P13"><text:span text:style-name="T7">interface</text:span><text:span text:style-name="T9"> </text:span><text:span text:style-name="T11">Producto</text:span><text:span text:style-name="T9"> {</text:span></text:p>
      <text:p text:style-name="P14"><text:span text:style-name="T9">    </text:span><text:span text:style-name="T7">descripcion</text:span><text:span text:style-name="T12">:</text:span><text:span text:style-name="T9"> </text:span><text:span text:style-name="T14">string</text:span><text:span text:style-name="T9">;</text:span></text:p>
      <text:p text:style-name="P14"><text:span text:style-name="T9">    </text:span><text:span text:style-name="T7">precio</text:span><text:span text:style-name="T12">:</text:span><text:span text:style-name="T9"> </text:span><text:span text:style-name="T14">number</text:span><text:span text:style-name="T9">;</text:span></text:p>
      <text:p text:style-name="P11">}</text:p>
      <text:p text:style-name="P15"/>
      <text:p text:style-name="P14"><text:span text:style-name="T7">const</text:span><text:span text:style-name="T9"> </text:span><text:span text:style-name="T15">telefono</text:span><text:span text:style-name="T12">:</text:span><text:span text:style-name="T9"> </text:span><text:span text:style-name="T11">Producto</text:span><text:span text:style-name="T9"> </text:span><text:span text:style-name="T12">=</text:span><text:span text:style-name="T9"> {</text:span></text:p>
      <text:p text:style-name="P14"><text:span text:style-name="T9">    </text:span><text:span text:style-name="T7">descripcion</text:span><text:span text:style-name="T9">: </text:span><text:span text:style-name="T17">'iPhone 15 Pro'</text:span><text:span text:style-name="T9">,</text:span></text:p>
      <text:p text:style-name="P14"><text:span text:style-name="T9">    </text:span><text:span text:style-name="T7">precio</text:span><text:span text:style-name="T9">: </text:span><text:span text:style-name="T15">1000</text:span></text:p>
      <text:p text:style-name="P11">};</text:p>
      <text:p text:style-name="P15"/>
      <text:p text:style-name="P14"><text:span text:style-name="T7">const</text:span><text:span text:style-name="T9"> </text:span><text:span text:style-name="T15">tablet</text:span><text:span text:style-name="T12">:</text:span><text:span text:style-name="T9"> </text:span><text:span text:style-name="T11">Producto</text:span><text:span text:style-name="T9"> </text:span><text:span text:style-name="T12">=</text:span><text:span text:style-name="T9"> {</text:span></text:p>
      <text:p text:style-name="P14"><text:span text:style-name="T9">    </text:span><text:span text:style-name="T7">descripcion</text:span><text:span text:style-name="T9">: </text:span><text:span text:style-name="T17">'iPad Air 3'</text:span><text:span text:style-name="T9">,</text:span></text:p>
      <text:p text:style-name="P14"><text:span text:style-name="T9">    </text:span><text:span text:style-name="T7">precio</text:span><text:span text:style-name="T9">: </text:span><text:span text:style-name="T15">500</text:span></text:p>
      <text:p text:style-name="P11">};</text:p>
      <text:p text:style-name="P15"/>
      <text:p text:style-name="P14"><text:span text:style-name="T7">interface</text:span><text:span text:style-name="T9"> </text:span><text:span text:style-name="T11">CalculaImpuestoOpciones</text:span><text:span text:style-name="T9"> {</text:span></text:p>
      <text:p text:style-name="P14"><text:span text:style-name="T9">    </text:span><text:span text:style-name="T7">impuesto</text:span><text:span text:style-name="T12">:</text:span><text:span text:style-name="T9"> </text:span><text:span text:style-name="T14">number</text:span><text:span text:style-name="T9">;</text:span></text:p>
      <text:p text:style-name="P14"><text:span text:style-name="T9">    </text:span><text:span text:style-name="T7">productos</text:span><text:span text:style-name="T12">:</text:span><text:span text:style-name="T9"> </text:span><text:span text:style-name="T11">Producto</text:span><text:span text:style-name="T9">[];</text:span></text:p>
      <text:p text:style-name="P11">}</text:p>
      <text:p text:style-name="P15"/>
      <text:p text:style-name="P12">/*</text:p>
      <text:p text:style-name="P12">function calculaImpuesto (opciones: CalculaImpuestoOpciones): number[] {</text:p>
      <text:p text:style-name="P12">    let total = 0;</text:p>
      <text:p text:style-name="P12">    opciones.productos.forEach(producto =&gt; {</text:p>
      <text:p text:style-name="P12">        total += producto.precio;</text:p>
      <text:p text:style-name="P12">    });</text:p>
      <text:p text:style-name="P12">    return [total, total * opciones.impuesto];</text:p>
      <text:p text:style-name="P12">}</text:p>
      <text:p text:style-name="P12"> */</text:p>
      <text:p text:style-name="P12">// He cambiado para que reciba parámetros desestructurando</text:p>
      <text:p text:style-name="P14"><text:span text:style-name="T7">function</text:span><text:span text:style-name="T9"> </text:span><text:span text:style-name="T18">calculaImpuesto</text:span><text:span text:style-name="T9">({ </text:span><text:span text:style-name="T15">impuesto</text:span><text:span text:style-name="T9">, </text:span><text:span text:style-name="T15">productos</text:span><text:span text:style-name="T9"> }</text:span><text:span text:style-name="T12">:</text:span><text:span text:style-name="T9"> </text:span><text:span text:style-name="T11">CalculaImpuestoOpciones</text:span><text:span text:style-name="T9">)</text:span><text:span text:style-name="T12">:</text:span><text:span text:style-name="T9"> </text:span><text:span text:style-name="T14">number</text:span><text:span text:style-name="T9">[] {</text:span></text:p>
      <text:p text:style-name="P14"><text:span text:style-name="T9">    </text:span><text:span text:style-name="T7">let</text:span><text:span text:style-name="T9"> </text:span><text:span text:style-name="T15">total</text:span><text:span text:style-name="T9"> </text:span><text:span text:style-name="T12">=</text:span><text:span text:style-name="T9"> </text:span><text:span text:style-name="T15">0</text:span><text:span text:style-name="T9">;</text:span></text:p>
      <text:p text:style-name="P14"><text:span text:style-name="T9">    </text:span><text:span text:style-name="T15">productos</text:span><text:span text:style-name="T9">.</text:span><text:span text:style-name="T18">forEach</text:span><text:span text:style-name="T9">(({ </text:span><text:span text:style-name="T15">precio</text:span><text:span text:style-name="T9"> }) </text:span><text:span text:style-name="T7">=&gt;</text:span><text:span text:style-name="T9"> {</text:span></text:p>
      <text:p text:style-name="P14"><text:span text:style-name="T9">        </text:span><text:span text:style-name="T15">total</text:span><text:span text:style-name="T9"> </text:span><text:span text:style-name="T12">+=</text:span><text:span text:style-name="T9"> </text:span><text:span text:style-name="T15">precio</text:span><text:span text:style-name="T9">;</text:span></text:p>
      <text:p text:style-name="P11">    });</text:p>
      <text:p text:style-name="P14"><text:span text:style-name="T9">    </text:span><text:span text:style-name="T7">return</text:span><text:span text:style-name="T9"> [</text:span><text:span text:style-name="T15">total</text:span><text:span text:style-name="T9">, </text:span><text:span text:style-name="T15">total</text:span><text:span text:style-name="T9"> </text:span><text:span text:style-name="T12">*</text:span><text:span text:style-name="T9"> </text:span><text:span text:style-name="T15">impuesto</text:span><text:span text:style-name="T9">];</text:span></text:p>
      <text:p text:style-name="P11">}</text:p>
      <text:p text:style-name="P16"><text:soft-page-break/><text:span text:style-name="T8">const</text:span><text:span text:style-name="T10"> </text:span><text:span text:style-name="T16">carritoCompra</text:span><text:span text:style-name="T10"> </text:span><text:span text:style-name="T13">=</text:span><text:span text:style-name="T10"> [</text:span><text:span text:style-name="T16">telefono</text:span><text:span text:style-name="T10">, </text:span><text:span text:style-name="T16">tablet</text:span><text:span text:style-name="T10">];</text:span></text:p>
      <text:p text:style-name="P14"><text:span text:style-name="T7">const</text:span><text:span text:style-name="T9"> </text:span><text:span text:style-name="T15">impuesto</text:span><text:span text:style-name="T9"> </text:span><text:span text:style-name="T12">=</text:span><text:span text:style-name="T9"> </text:span><text:span text:style-name="T15">0.21</text:span><text:span text:style-name="T9">;</text:span></text:p>
      <text:p text:style-name="P15"/>
      <text:p text:style-name="P12">/*</text:p>
      <text:p text:style-name="P12">const resultado = calculaImpuesto({</text:p>
      <text:p text:style-name="P12">    productos: carritoCompra,</text:p>
      <text:p text:style-name="P12">    impuesto: impuesto</text:p>
      <text:p text:style-name="P12">    // también podemos poner por la línea anterior, ya que se llaman iguales:</text:p>
      <text:p text:style-name="P12">    // impuesto</text:p>
      <text:p text:style-name="P12">})</text:p>
      <text:p text:style-name="P12">*/</text:p>
      <text:p text:style-name="P12">// Desestructuración al acceder a un dato en una estructura de control</text:p>
      <text:p text:style-name="P14"><text:span text:style-name="T7">const</text:span><text:span text:style-name="T9"> [</text:span><text:span text:style-name="T15">total</text:span><text:span text:style-name="T9">, </text:span><text:span text:style-name="T15">totalImpuesto</text:span><text:span text:style-name="T9">] </text:span><text:span text:style-name="T12">=</text:span><text:span text:style-name="T9"> </text:span><text:span text:style-name="T18">calculaImpuesto</text:span><text:span text:style-name="T9">({</text:span><text:span text:style-name="T7">productos</text:span><text:span text:style-name="T9">: </text:span><text:span text:style-name="T15">carritoCompra</text:span><text:span text:style-name="T9">, </text:span><text:span text:style-name="T7">impuesto</text:span><text:span text:style-name="T9">});</text:span></text:p>
      <text:p text:style-name="P15"/>
      <text:p text:style-name="P14"><text:span text:style-name="T14">console</text:span><text:span text:style-name="T9">.</text:span><text:span text:style-name="T18">log</text:span><text:span text:style-name="T9">(</text:span><text:span text:style-name="T17">'Total'</text:span><text:span text:style-name="T9">, </text:span><text:span text:style-name="T15">total</text:span><text:span text:style-name="T9">);</text:span></text:p>
      <text:p text:style-name="P14"><text:span text:style-name="T14">console</text:span><text:span text:style-name="T9">.</text:span><text:span text:style-name="T18">log</text:span><text:span text:style-name="T9">(</text:span><text:span text:style-name="T17">'Impuesto'</text:span><text:span text:style-name="T9">, </text:span><text:span text:style-name="T15">totalImpuesto</text:span><text:span text:style-name="T9">);</text:span></text:p>
      <text:p text:style-name="P15"/>
      <text:p text:style-name="P12">// He cambiado para que se acceda al dato desestructurando</text:p>
      <text:p text:style-name="P14"><text:span text:style-name="T7">for</text:span><text:span text:style-name="T9"> (</text:span><text:span text:style-name="T7">const</text:span><text:span text:style-name="T9"> { </text:span><text:span text:style-name="T15">descripcion</text:span><text:span text:style-name="T9">, </text:span><text:span text:style-name="T15">precio</text:span><text:span text:style-name="T9"> } </text:span><text:span text:style-name="T12">of</text:span><text:span text:style-name="T9"> </text:span><text:span text:style-name="T15">carritoCompra</text:span><text:span text:style-name="T9">) {</text:span></text:p>
      <text:p text:style-name="P14"><text:span text:style-name="T9">    </text:span><text:span text:style-name="T14">console</text:span><text:span text:style-name="T9">.</text:span><text:span text:style-name="T18">log</text:span><text:span text:style-name="T9">(</text:span><text:span text:style-name="T17">`Producto: </text:span><text:span text:style-name="T19">${</text:span><text:span text:style-name="T15">descripcion</text:span><text:span text:style-name="T19">}</text:span><text:span text:style-name="T17">, Precio: </text:span><text:span text:style-name="T19">${</text:span><text:span text:style-name="T15">precio</text:span><text:span text:style-name="T19">}</text:span><text:span text:style-name="T17">`</text:span><text:span text:style-name="T9">);</text:span></text:p>
      <text:p text:style-name="P11">}</text:p>
      <text:p text:style-name="P15"/>
      <text:p text:style-name="P14"><text:span text:style-name="T7">export</text:span><text:span text:style-name="T9"> {};</text:span></text:p>
      <text:p text:style-name="P10"/>
      <text:p text:style-name="P7"/>
      <text:p text:style-name="P8"><text:span text:style-name="T4"/></text:p>
      <text:p text:style-name="P8"><text:span text:style-name="T4">R</text:span><text:span text:style-name="T3">esultado</text:span></text:p>
      <text:p text:style-name="P5"><text:span text:style-name="T5"/></text:p>
      <text:p text:style-name="P7"><draw:frame draw:style-name="fr1" draw:name="Imagen1" text:anchor-type="char" svg:width="17cm" svg:height="1.946cm" draw:z-index="0"><draw:image xlink:href="Pictures/10000000000003350000005E355D9997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23T22:03:03.191999886">23/10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23T22:03:02.990000000</dc:date>
    <meta:editing-duration>PT3H57M19S</meta:editing-duration>
    <meta:editing-cycles>33</meta:editing-cycles>
    <meta:generator>LibreOffice/24.2.2.2$Windows_X86_64 LibreOffice_project/d56cc158d8a96260b836f100ef4b4ef25d6f1a01</meta:generator>
    <meta:document-statistic meta:table-count="0" meta:image-count="1" meta:object-count="0" meta:page-count="2" meta:paragraph-count="57" meta:word-count="194" meta:character-count="1540" meta:non-whitespace-character-count="1302"/>
  </office:meta>
</office:document-meta>
</file>